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2"/>
    <style:style style:name="ce3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11666666666667cm" style:use-optimal-column-width="true"/>
    </style:style>
    <style:style style:name="co16" style:family="table-column">
      <style:table-column-properties fo:break-before="auto" style:column-width="1.93145833333333cm" style:use-optimal-column-width="true"/>
    </style:style>
    <style:style style:name="co17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hone #</text:p>
          </table:table-cell>
          <table:table-cell office:value-type="string" table:style-name="ce1">
            <text:p>Billing Address</text:p>
          </table:table-cell>
          <table:table-cell office:value-type="string" table:style-name="ce1">
            <text:p>Mailing Addres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ne Doe</text:p>
          </table:table-cell>
          <table:table-cell office:value-type="string" table:style-name="ce1">
            <text:p>xxx-xxx-xxxx</text:p>
          </table:table-cell>
          <table:table-cell office:value-type="string" table:style-name="ce1">
            <text:p>123 Road rd. City, ST, Zip</text:p>
          </table:table-cell>
          <table:table-cell office:value-type="string" table:style-name="ce1">
            <text:p>123 Road rd. City, ST, Zip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ohn Doe</text:p>
          </table:table-cell>
          <table:table-cell office:value-type="string" table:style-name="ce1">
            <text:p>yyy-yyy-yyyy</text:p>
          </table:table-cell>
          <table:table-cell office:value-type="string" table:style-name="ce1">
            <text:p>123 Road rd. City, ST, Zip</text:p>
          </table:table-cell>
          <table:table-cell office:value-type="string" table:style-name="ce1">
            <text:p>123 Road rd. City, ST, Zip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erra Moar</text:p>
          </table:table-cell>
          <table:table-cell office:value-type="string" table:style-name="ce1">
            <text:p>zzz-zzz-zzzz</text:p>
          </table:table-cell>
          <table:table-cell office:value-type="string" table:style-name="ce1">
            <text:p>123 Street st. City, ST, Zip</text:p>
          </table:table-cell>
          <table:table-cell office:value-type="string" table:style-name="ce1">
            <text:p>123 Street st. City, ST, Zip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ella King</text:p>
          </table:table-cell>
          <table:table-cell office:value-type="string" table:style-name="ce1">
            <text:p>ppp-ppp-pppp</text:p>
          </table:table-cell>
          <table:table-cell office:value-type="string" table:style-name="ce1">
            <text:p>124 Lane ln. City, ST, Zip</text:p>
          </table:table-cell>
          <table:table-cell office:value-type="string" table:style-name="ce1">
            <text:p>124 Lane ln. City, ST, Zip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Invoice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ient ID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DATETim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currency" office:value="20" table:style-name="ce2">
            <text:p>$20.00<text:s/></text:p>
          </table:table-cell>
          <table:table-cell office:value-type="date" office:date-value="2023-01-01T15:06:03" table:style-name="ce3">
            <text:p>1/1/20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currency" office:value="25" table:style-name="ce2">
            <text:p>$25.00<text:s/></text:p>
          </table:table-cell>
          <table:table-cell office:value-type="date" office:date-value="2023-01-03T17:47:00" table:style-name="ce3">
            <text:p>1/3/20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currency" office:value="5" table:style-name="ce2">
            <text:p>$5.00<text:s/></text:p>
          </table:table-cell>
          <table:table-cell office:value-type="date" office:date-value="2023-01-04T12:32:02" table:style-name="ce3">
            <text:p>1/4/20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currency" office:value="90" table:style-name="ce2">
            <text:p>$90.00<text:s/></text:p>
          </table:table-cell>
          <table:table-cell office:value-type="date" office:date-value="2023-01-04T12:32:02" table:style-name="ce3">
            <text:p>1/4/2023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LineItem" table:style-name="ta1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ineNumber</text:p>
          </table:table-cell>
          <table:table-cell office:value-type="string" table:style-name="ce1">
            <text:p>InvoiceID</text:p>
          </table:table-cell>
          <table:table-cell office:value-type="string" table:style-name="ce1">
            <text:p>DiscountCode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Quantit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YEAR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YEAR5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UY1GET2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Furniture" table:style-name="ta1"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temID</text:p>
          </table:table-cell>
          <table:table-cell office:value-type="string" table:style-name="ce1">
            <text:p>FurnitureTyp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Dimensions(in)</text:p>
          </table:table-cell>
          <table:table-cell office:value-type="string" table:style-name="ce1">
            <text:p>Weight(Lbs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</text:p>
          </table:table-cell>
          <table:table-cell office:value-type="currency" office:value="25" table:style-name="ce2">
            <text:p>$25.00<text:s/></text:p>
          </table:table-cell>
          <table:table-cell office:value-type="string" table:style-name="ce1">
            <text:p>20 x 20 x 3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</text:p>
          </table:table-cell>
          <table:table-cell office:value-type="currency" office:value="5" table:style-name="ce2">
            <text:p>$5.00<text:s/></text:p>
          </table:table-cell>
          <table:table-cell office:value-type="string" table:style-name="ce1">
            <text:p>21 x 11.75 x 8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currency" office:value="20" table:style-name="ce2">
            <text:p>$20.00<text:s/></text:p>
          </table:table-cell>
          <table:table-cell office:value-type="string" table:style-name="ce1">
            <text:p>34 x 24.25 x 123</text:p>
          </table:table-cell>
          <table:table-cell office:value-type="float" office:value="5.5" table:style-name="ce1">
            <text:p>5.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</text:p>
          </table:table-cell>
          <table:table-cell office:value-type="currency" office:value="45" table:style-name="ce2">
            <text:p>$45.00<text:s/></text:p>
          </table:table-cell>
          <table:table-cell office:value-type="string" table:style-name="ce1">
            <text:p>64 x 64 x 5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Lighting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tem ID</text:p>
          </table:table-cell>
          <table:table-cell office:value-type="string" table:style-name="ce1">
            <text:p>Wattage</text:p>
          </table:table-cell>
          <table:table-cell office:value-type="string" table:style-name="ce1">
            <text:p>Dimmable</text:p>
          </table:table-cell>
          <table:table-cell office:value-type="string" table:style-name="ce1">
            <text:p>Strob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eating" table:style-name="ta1">
        <table:table-column table:style-name="co1" table:number-columns-repeated="3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temID</text:p>
          </table:table-cell>
          <table:table-cell office:value-type="string" table:style-name="ce1">
            <text:p>Outdoor</text:p>
          </table:table-cell>
          <table:table-cell office:value-type="string" table:style-name="ce1">
            <text:p>Rocking</text:p>
          </table:table-cell>
          <table:table-cell office:value-type="string" table:style-name="ce1">
            <text:p>Reclinable</text:p>
          </table:table-cell>
          <table:table-cell office:value-type="string" table:style-name="ce1">
            <text:p>WeightCapacity(lbs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Material" table:style-name="ta1">
        <table:table-column table:style-name="co1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Item 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ak Woo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aux Leath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inless Stee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ainless Stee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olyeste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olystyrene Bean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Colo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N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Y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LU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D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Discount" table:style-name="ta1"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DiscountCode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office:value-type="string" table:style-name="ce1">
            <text:p>Discount(%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WYEAR50</text:p>
          </table:table-cell>
          <table:table-cell office:value-type="date" office:date-value="2022-12-28T00:00:00" table:style-name="ce3">
            <text:p>12/28/2022</text:p>
          </table:table-cell>
          <table:table-cell office:value-type="date" office:date-value="2023-01-02T00:00:00" table:style-name="ce3">
            <text:p>1/2/20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Y1GET2L</text:p>
          </table:table-cell>
          <table:table-cell office:value-type="date" office:date-value="2023-01-02T00:00:00" table:style-name="ce3">
            <text:p>1/2/2023</text:p>
          </table:table-cell>
          <table:table-cell office:value-type="date" office:date-value="2023-01-10T00:00:00" table:style-name="ce3">
            <text:p>1/10/20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0-02T01:00:07Z</meta:creation-date>
    <dc:date>2023-10-02T02:46:55Z</dc:date>
  </office:meta>
</office:document-meta>
</file>